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C000003DEDB43637C5C3723F4.jpg" manifest:media-type="image/jpeg"/>
  <manifest:file-entry manifest:full-path="Pictures/10000000000002C5000003DB6299A24E0513DF68.jpg" manifest:media-type="image/jpeg"/>
  <manifest:file-entry manifest:full-path="Pictures/10000000000002CC000003DF9E2BD6DB9596422C.jpg" manifest:media-type="image/jpeg"/>
  <manifest:file-entry manifest:full-path="Pictures/10000000000002CD000003E092DB0FF8669843E2.jpg" manifest:media-type="image/jpeg"/>
  <manifest:file-entry manifest:full-path="Pictures/10000000000002CE000003DE39FE4B533E0397AD.jpg" manifest:media-type="image/jpeg"/>
  <manifest:file-entry manifest:full-path="Pictures/10000000000002CD000001EF63FC25E73F882A35.jpg" manifest:media-type="image/jpeg"/>
  <manifest:file-entry manifest:full-path="Pictures/10000000000004A4000003D86D2CF210545AE362.jpg" manifest:media-type="image/jpeg"/>
  <manifest:file-entry manifest:full-path="Pictures/10000000000002AF000003E4446FE1D367540FA8.jpg" manifest:media-type="image/jpeg"/>
  <manifest:file-entry manifest:full-path="Pictures/100000000000049E00000314990446EFD3BEFAFD.png" manifest:media-type="image/png"/>
  <manifest:file-entry manifest:full-path="Pictures/10000000000002C6000003DE00B34707C7EDD4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17.182cm, 0cm)" draw:image-opacity="100%" style:mirror="none"/>
    </style:style>
    <style:style style:name="gr3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19.174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solid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1.039cm" svg:height="9.144cm" svg:x="2.032cm" svg:y="1.524cm">
          <draw:image xlink:href="Pictures/10000000000004A4000003D86D2CF210545AE362.jpg" xlink:type="simple" xlink:show="embed" xlink:actuate="onLoad">
            <text:p/>
          </draw:image>
        </draw:frame>
        <draw:frame draw:style-name="gr2" draw:text-style-name="P1" draw:layer="layout" svg:width="12.446cm" svg:height="8.717cm" svg:x="13.716cm" svg:y="1.524cm">
          <draw:image xlink:href="Pictures/10000000000002CE000003DE39FE4B533E0397AD.jpg" xlink:type="simple" xlink:show="embed" xlink:actuate="onLoad">
            <text:p/>
          </draw:image>
        </draw:frame>
        <draw:frame draw:style-name="gr3" draw:text-style-name="P1" draw:layer="layout" svg:width="12.522cm" svg:height="7.874cm" svg:x="13.716cm" svg:y="10.668cm">
          <draw:image xlink:href="Pictures/10000000000002C6000003DE00B34707C7EDD466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1.737cm" svg:height="17.018cm" svg:x="2.032cm" svg:y="2.032cm">
          <draw:image xlink:href="Pictures/10000000000002AF000003E4446FE1D367540FA8.jpg" xlink:type="simple" xlink:show="embed" xlink:actuate="onLoad">
            <text:p/>
          </draw:image>
        </draw:frame>
        <draw:frame draw:style-name="gr1" draw:text-style-name="P1" draw:layer="layout" svg:width="12.371cm" svg:height="17.117cm" svg:x="14.224cm" svg:y="2.032cm">
          <draw:image xlink:href="Pictures/10000000000002CD000003E092DB0FF8669843E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1.859cm" svg:height="16.51cm" svg:x="1.778cm" svg:y="2.032cm">
          <draw:image xlink:href="Pictures/10000000000002C5000003DB6299A24E0513DF68.jpg" xlink:type="simple" xlink:show="embed" xlink:actuate="onLoad">
            <text:p/>
          </draw:image>
        </draw:frame>
        <draw:frame draw:style-name="gr1" draw:text-style-name="P1" draw:layer="layout" svg:width="11.76cm" svg:height="15.566cm" svg:x="14.478cm" svg:y="2.032cm">
          <draw:image xlink:href="Pictures/10000000000002EC000003DEDB43637C5C3723F4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1.487cm" svg:height="15.9cm" svg:x="1.315cm" svg:y="1.27cm">
          <draw:image xlink:href="Pictures/10000000000002CC000003DF9E2BD6DB9596422C.jpg" xlink:type="simple" xlink:show="embed" xlink:actuate="onLoad">
            <text:p/>
          </draw:image>
        </draw:frame>
        <draw:frame draw:style-name="gr5" draw:text-style-name="P1" draw:layer="layout" svg:width="13.314cm" svg:height="9.192cm" svg:x="13.462cm" svg:y="1.27cm">
          <draw:image xlink:href="Pictures/10000000000002CD000001EF63FC25E73F882A35.jpg" xlink:type="simple" xlink:show="embed" xlink:actuate="onLoad">
            <text:p/>
          </draw:image>
        </draw:frame>
        <draw:frame draw:style-name="gr1" draw:text-style-name="P1" draw:layer="layout" svg:width="12.954cm" svg:height="8.636cm" svg:x="13.462cm" svg:y="11.176cm">
          <draw:image xlink:href="Pictures/100000000000049E00000314990446EFD3BEFAF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6:34:16.158123412</meta:creation-date>
    <dc:date>2017-04-11T16:51:54.875709356</dc:date>
    <meta:editing-duration>PT6M55S</meta:editing-duration>
    <meta:editing-cycles>2</meta:editing-cycles>
    <meta:generator>LibreOffice/5.1.6.2$Linux_X86_64 LibreOffice_project/10m0$Build-2</meta:generator>
    <meta:document-statistic meta:object-count="39"/>
  </office:meta>
</office:document-meta>
</file>